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1,857,030,33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0,324,668,266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,595,955,581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,794,202,443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8,778,473,61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8,376,613,843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,638,045,254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,785,137,172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,853,467,857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,716,904,568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,964,179,193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,281,917,655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,220,019,242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937,071,767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,635,458,132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,446,441,698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,950,198,649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,829,435,956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,995,361,140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461,282,543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588,375,476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783,700,461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868,968,30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37:07.784243826</dc:date>
    <meta:editing-duration>PT2H29M17S</meta:editing-duration>
    <meta:editing-cycles>69</meta:editing-cycles>
    <meta:generator>LibreOffice/7.2.6.2$Linux_X86_64 LibreOffice_project/20$Build-2</meta:generator>
    <meta:document-statistic meta:table-count="1" meta:cell-count="48" meta:object-count="0"/>
  </office:meta>
</office:document-meta>
</file>